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/>
    <style:font-face style:name="Calibri1" svg:font-family="Calibri" style:font-family-generic="swiss"/>
    <style:font-face style:name="DejaVu Sans Mono" svg:font-family="'DejaVu Sans Mono'" style:font-family-generic="swiss"/>
    <style:font-face style:name="Calibri2" svg:font-family="Calibri" style:font-pitch="variable"/>
    <style:font-face style:name="DejaVu Sans Mono1" svg:font-family="'DejaVu Sans Mon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544cm" fo:min-width="11.692cm"/>
      <style:paragraph-properties style:writing-mode="lr-tb"/>
    </style:style>
    <style:style style:name="gr2" style:family="graphic" style:parent-style-name="standard">
      <style:graphic-properties draw:stroke="none" draw:fill-color="#168253" draw:textarea-horizontal-align="justify" draw:textarea-vertical-align="middle" draw:auto-grow-height="false" fo:min-height="1.782cm" fo:min-width="2.748cm"/>
      <style:paragraph-properties style:writing-mode="lr-tb"/>
    </style:style>
    <style:style style:name="gr3" style:family="graphic" style:parent-style-name="standard">
      <style:graphic-properties draw:stroke="solid" svg:stroke-color="#1c1c1c" draw:fill-color="#808080" draw:textarea-horizontal-align="justify" draw:textarea-vertical-align="middle" draw:auto-grow-height="false" fo:min-height="0.068cm" fo:min-width="0.056cm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3" style:family="paragraph">
      <style:paragraph-properties fo:text-align="start" style:writing-mode="lr-tb"/>
      <style:text-properties fo:color="#ffffff" style:font-name="Calibri" fo:font-size="12pt" fo:font-weight="normal" style:font-weight-asian="normal" style:font-weight-complex="normal"/>
    </style:style>
    <style:style style:name="P4" style:family="paragraph">
      <loext:graphic-properties draw:fill-color="#168253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5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6" style:family="paragraph">
      <style:paragraph-properties fo:text-align="center" style:text-autospace="none" style:writing-mode="lr-tb"/>
      <style:text-properties fo:color="#ffffff" style:font-name="Calibri"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/>
    </style:style>
    <style:style style:name="P10" style:family="paragraph">
      <loext:graphic-properties draw:fill-color="#808080"/>
      <style:paragraph-properties fo:text-align="center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12pt" fo:font-weight="bold" style:font-weight-asian="bold" style:font-weight-complex="bold"/>
    </style:style>
    <style:style style:name="T3" style:family="text">
      <style:text-properties fo:color="#ffffff" style:font-name="Calibri" fo:font-size="12pt" fo:font-weight="normal" style:font-weight-asian="normal" style:font-weight-complex="normal"/>
    </style:style>
    <style:style style:name="T4" style:family="text">
      <style:text-properties fo:color="#ffffff" style:font-name="Calibri" fo:font-size="12pt" fo:font-weight="bold" style:font-size-asian="10pt" style:font-weight-asian="bold" style:font-size-complex="10pt" style:font-weight-complex="bold"/>
    </style:style>
    <style:style style:name="T5" style:family="text">
      <style:text-properties fo:color="#ffffff" style:font-name="Calibri" fo:font-size="12pt" style:font-size-asian="10pt" style:font-size-complex="10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DejaVu Sans Mono2" style:font-size-asian="11pt" style:font-style-asian="normal" style:font-weight-asian="normal" style:font-name-complex="DejaVu Sans Mono2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2.794cm" svg:x="1.254cm" svg:y="4.429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192cm" svg:height="2.794cm" svg:x="1.254cm" svg:y="1.281cm">
          <text:p text:style-name="P1"><text:span text:style-name="T1">Classical Machine Learning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48cm" svg:height="2.032cm" svg:x="1.978cm" svg:y="1.916cm">
          <text:p text:style-name="P2"><text:span text:style-name="T2">Dataset-Split</text:span><text:span text:style-name="T3">:</text:span></text:p>
          <text:p text:style-name="P3"><text:span text:style-name="T3">- Training</text:span></text:p>
          <text:p text:style-name="P3"><text:span text:style-name="T3">- 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48cm" svg:height="2.032cm" svg:x="9.974cm" svg:y="1.916cm">
          <text:p text:style-name="P1"><text:span text:style-name="T4">Evaluate</text:span><text:span text:style-name="T5"> optimal</text:span></text:p>
          <text:p text:style-name="P1"><text:span text:style-name="T5">Model on the </text:span></text:p>
          <text:p text:style-name="P1"><text:span text:style-name="T5">Test se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48cm" svg:height="2.032cm" svg:x="5.98cm" svg:y="1.916cm">
          <text:p text:style-name="P1"><text:span text:style-name="T1">Find </text:span><text:span text:style-name="T2">optimal </text:span></text:p>
          <text:p text:style-name="P1"><text:span text:style-name="T2">model</text:span><text:span text:style-name="T1"> with</text:span></text:p>
          <text:p text:style-name="P6"><text:span text:style-name="T6">Randomized-</text:span></text:p>
          <text:p text:style-name="P6"><text:span text:style-name="T6">SearchC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48cm" svg:height="2.032cm" svg:x="1.978cm" svg:y="5.016cm">
          <text:p text:style-name="P7"><text:span text:style-name="T2">Dataset-Split</text:span><text:span text:style-name="T3">:</text:span></text:p>
          <text:p text:style-name="P8"><text:span text:style-name="T3">- Training</text:span></text:p>
          <text:p text:style-name="P8"><text:span text:style-name="T3">- Test</text:span></text:p>
          <text:p text:style-name="P8"><text:span text:style-name="T3">- Valid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48cm" svg:height="2.032cm" svg:x="9.974cm" svg:y="5.016cm">
          <text:p text:style-name="P9"><text:span text:style-name="T4">Evaluate</text:span><text:span text:style-name="T5"> optimal</text:span></text:p>
          <text:p text:style-name="P9"><text:span text:style-name="T5">Model on the </text:span></text:p>
          <text:p text:style-name="P9"><text:span text:style-name="T5">Test se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48cm" svg:height="2.032cm" svg:x="5.98cm" svg:y="5.016cm">
          <text:p text:style-name="P1"><text:span text:style-name="T1">Find </text:span><text:span text:style-name="T2">optimal </text:span></text:p>
          <text:p text:style-name="P1"><text:span text:style-name="T2">model</text:span><text:span text:style-name="T1"> with</text:span></text:p>
          <text:p text:style-name="P1"><text:span text:style-name="T1">Training and </text:span></text:p>
          <text:p text:style-name="P1"><text:span text:style-name="T1">Valid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0.635cm" svg:height="0.635cm" svg:x="1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0.635cm" svg:height="0.635cm" svg:x="5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0.635cm" svg:height="0.635cm" svg:x="9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0.635cm" svg:height="0.635cm" svg:x="1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0.635cm" svg:height="0.635cm" svg:x="5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0" draw:layer="layout" svg:width="0.635cm" svg:height="0.635cm" svg:x="9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/>
    <style:font-face style:name="Calibri1" svg:font-family="Calibri" style:font-family-generic="swiss"/>
    <style:font-face style:name="DejaVu Sans Mono" svg:font-family="'DejaVu Sans Mono'" style:font-family-generic="swiss"/>
    <style:font-face style:name="Calibri2" svg:font-family="Calibri" style:font-pitch="variable"/>
    <style:font-face style:name="DejaVu Sans Mono1" svg:font-family="'DejaVu Sans Mon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2-15T10:44:48.513029837</dc:date>
    <meta:editing-duration>PT5H43M12S</meta:editing-duration>
    <meta:editing-cycles>67</meta:editing-cycles>
    <meta:generator>LibreOffice/6.4.6.2$Linux_X86_64 LibreOffice_project/40$Build-2</meta:generator>
    <meta:document-statistic meta:object-count="14"/>
  </office:meta>
</office:document-meta>
</file>